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ED60000128C0CE9FC49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6.637cm, 0cm, 0cm, 0cm)" draw:image-opacity="100%" style:mirror="none" loext:decorative="false"/>
    </style:style>
    <style:style style:name="gr2" style:family="graphic">
      <style:graphic-properties draw:stroke="solid" svg:stroke-width="0.08cm" svg:stroke-color="#ffffff" draw:marker-start="" draw:marker-start-width="0.38cm" draw:marker-start-center="false" draw:marker-end="" draw:marker-end-width="0.38cm" draw:marker-end-center="false" draw:stroke-linejoin="round" svg:stroke-linecap="round" draw:fill="gradient" draw:fill-color="#ccccff" draw:fill-gradient-name="Gradient_20_17" draw:textarea-horizontal-align="center" draw:textarea-vertical-align="middle" draw:auto-grow-height="false" draw:fit-to-size="false" style:shrink-to-fit="false" fo:min-height="7.586cm" fo:min-width="45.167cm" fo:padding-top="0.157cm" fo:padding-bottom="0.157cm" fo:padding-left="0.277cm" fo:padding-right="0.277cm" fo:wrap-option="wrap" draw:shadow="visible" draw:shadow-offset-x="0.212cm" draw:shadow-offset-y="0.212cm" draw:shadow-color="#dddddd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b2b2b2" draw:auto-grow-height="true" draw:auto-grow-width="true" fo:min-height="21.862cm" fo:min-width="16.60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729fcf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gradient" draw:fill-color="#ccccff" draw:fill-gradient-name="Gradient_20_17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729fcf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top="0cm" fo:margin-bottom="0cm" fo:text-align="center"/>
      <style:text-properties fo:color="#a7074b" loext:opacity="100%" fo:font-size="36pt" fo:font-weight="bold" style:font-relief="embossed"/>
    </style:style>
    <style:style style:name="P5" style:family="paragraph">
      <style:paragraph-properties fo:margin-top="0.254cm" fo:margin-bottom="0cm" fo:text-align="center"/>
      <style:text-properties fo:color="#a7074b" loext:opacity="100%" fo:font-size="36pt" fo:font-weight="bold" style:font-relief="embossed"/>
    </style:style>
    <style:style style:name="P6" style:family="paragraph">
      <style:paragraph-properties fo:text-align="center"/>
      <style:text-properties fo:color="#a7074b" loext:opacity="100%" fo:font-size="36pt" fo:font-weight="bold" style:font-relief="embossed"/>
    </style:style>
    <style:style style:name="P7" style:family="paragraph">
      <loext:graphic-properties draw:fill="solid" draw:fill-color="#b2b2b2"/>
      <style:paragraph-properties fo:margin-left="-7.62cm" fo:margin-right="1.905cm" fo:margin-top="0cm" fo:margin-bottom="0cm" fo:text-align="center" fo:text-indent="8.573cm"/>
      <style:text-properties fo:color="#a7074b" loext:opacity="100%" fo:font-size="36pt" fo:font-weight="bold" style:font-relief="embossed"/>
    </style:style>
    <style:style style:name="T1" style:family="text">
      <style:text-properties fo:font-variant="normal" fo:text-transform="none" fo:color="#729fcf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fo:font-size="72pt" style:font-relief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0.8cm" svg:height="50.8cm" svg:x="0cm" svg:y="0cm">
          <draw:image xlink:href="Pictures/1000000000000ED60000128C0CE9FC49.jpg" xlink:type="simple" xlink:show="embed" xlink:actuate="onLoad" draw:mime-type="image/jpeg">
            <text:p/>
          </draw:image>
        </draw:frame>
        <draw:custom-shape draw:name="Style" draw:style-name="gr2" draw:text-style-name="P3" draw:layer="layout" svg:width="45.72cm" svg:height="7.899cm" svg:x="2.117cm" svg:y="0.847cm">
          <text:p text:style-name="P2"><text:span text:style-name="T1">Column-Stor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7" draw:layer="layout" svg:width="17.105cm" svg:height="22.112cm" svg:x="33.847cm" svg:y="28.9cm">
          <draw:text-box>
            <text:p text:style-name="P4"><text:span text:style-name="T2"><text:s/></text:span></text:p>
            <text:p text:style-name="P5"><text:span text:style-name="T3">Tuples</text:span></text:p>
            <text:p text:style-name="P6"><text:span text:style-name="T3"/></text:p>
            <text:p text:style-name="P6"><text:span text:style-name="T3">Columns</text:span></text:p>
            <text:p text:style-name="P6"><text:span text:style-name="T3"/></text:p>
            <text:p text:style-name="P6"><text:span text:style-name="T3">Projections</text:span></text:p>
            <text:p text:style-name="P6"><text:span text:style-name="T3"/></text:p>
            <text:p text:style-name="P6"><text:span text:style-name="T3">Vector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7" draw:display-name="Gradient 17" draw:style="linear" draw:start-color="#333333" draw:end-color="#999999" draw:start-intensity="100%" draw:end-intensity="100%" draw:angle="0deg" draw:border="0%">
      <loext:gradient-stop svg:offset="0" loext:color-type="rgb" loext:color-value="#333333"/>
      <loext:gradient-stop svg:offset="1" loext:color-type="rgb" loext:color-value="#99999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7:58:12.806835262</meta:creation-date>
    <dc:date>2024-02-19T18:13:01.283417558</dc:date>
    <meta:editing-duration>PT14M49S</meta:editing-duration>
    <meta:editing-cycles>2</meta:editing-cycles>
    <meta:generator>LibreOffice/7.6.4.1$Linux_X86_64 LibreOffice_project/60$Build-1</meta:generator>
    <meta:document-statistic meta:object-count="3"/>
  </office:meta>
</office:document-meta>
</file>